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93.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</office:automatic-styles>
  <office:body>
    <office:spreadsheet>
      <table:calculation-settings table:automatic-find-labels="false" table:use-regular-expressions="false" table:use-wildcards="true"/>
      <table:table table:name="Monologues_Intr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---</text:p>
          </table:table-cell>
          <table:table-cell table:style-name="Default" office:value-type="string" calcext:value-type="string">
            <text:p>NPC_ID</text:p>
          </table:table-cell>
          <table:table-cell table:style-name="Default" office:value-type="string" calcext:value-type="string">
            <text:p>Conversation_ID</text:p>
          </table:table-cell>
          <table:table-cell table:style-name="Default" office:value-type="string" calcext:value-type="string">
            <text:p>Line_ID</text:p>
          </table:table-cell>
          <table:table-cell table:style-name="Default" office:value-type="string" calcext:value-type="string">
            <text:p>SubLine_ID</text:p>
          </table:table-cell>
          <table:table-cell table:style-name="Default" office:value-type="string" calcext:value-type="string">
            <text:p>TargetLine_ID</text:p>
          </table:table-cell>
          <table:table-cell table:style-name="Default" office:value-type="string" calcext:value-type="string">
            <text:p>Camera_ID</text:p>
          </table:table-cell>
          <table:table-cell table:style-name="Default" office:value-type="string" calcext:value-type="string">
            <text:p>Monologue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Ghm, mhm, nieudana kąpiel?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 twój interes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niec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czym ty mówisz?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o, do wody wbiegłaś, chciałaś się utopić i nie wyszło.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Po utracie przytomności fale szybko wyrzucają na brzeg.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Wiem o tym… z doświadczenia… już kilka razy próbowałem, zawsze ten sam efekt.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ie ważne, czy próbujesz wieczorem, w nocy, wczesnym rankiem czy nawet w samo południe.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zamierzałam się zabić.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To po co wskakiwałaś do wody?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e wskakiwałam do wody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To dlaczego jesteś cała przemoczona i leżałaś na brzegu?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twój interes. Kim ty w ogóle jesteś? Co to za miejsce?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Spokojnie, nie chcesz mówić, nie mów.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azywam się Maciek, a znajdujemy się na niewielkiej wyspie przystaniowej.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iek: Ponoć kiedyś przypływało tu wiele osób, głównie mężczyzn, którzy uciekali tu na kilka dni od swoich kobiet, żeby się nachlać, ale teraz nie znajdziesz tu nic,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może oprócz przerośniętych krabów, które ponoć są agresywne i niebezpieczne, 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ale ta opowieść jest przereklamowana, siedziałem obok nich i w ogóle na mnie nie reagowały.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zumiem, a jak się wydostać z tej wyspy?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ie wiem, nie myślałem jeszcze o tym, możesz znów rzucisz się do wody,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iek: i może fale wyrzucą cię w Rines.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zamierzam wskakiwać do wody w nadziei, że się nie utopię. Nie ma tu jakieś łódki?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Łódki… mhm… widziałem jakąś na przystani. Porozmawiaj z Karczmarzem, może cię przewiezie i tak siedzi i nic nie robi.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zie go znajdę?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Jest przy karczmie, jedyna chata na tej wyspie.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rzebuje jakiegoś suchego ubrania, zimno tu jak na dalekiej północy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ie jestem żadnym kupcem, ale mam przy sobie takie coś.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Szata jakiegoś maga nowicjusza, liczyłem, że jak wlecę w niej do wody, to namoknie, stanie się cięższe i pójdę w niej na dno.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Ale tylko nabrzmiała jak jakaś ryba i utrzymywała mnie na falach… 2 dni tak dryfowałem, aż wyrzuciło mnie tutaj.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iękuję, jeśli chcesz możesz popłynąć ze mną.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ciek: Nie trzeba, jeszcze się trochę rozejrzę na tej wyspie, może znajdę coś przydatnego, żeby zakończyć mój żywot.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może by tak skoczyć z drzewa?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 tych dwóch dniach płynąc w wodzie nie mogę się pozbyć zapachu soli…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gdyby tak sznur i kamień… tylko skąd wytrzasnę sznur… i odpowiedni kamień.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 sumie głodny jestem, zjadłbym rybę… może zadławię się ością.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aj, to ty jesteś karczmarzem?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yle tu ludzi, że faktycznie można się pomylić, karczma zamknięta, zjeżdżaj stąd nie mam ochoty gadać…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ce się dostać na Rines, podobno masz łódź.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że mam, a może nie… widzisz kiedyś wiele osób tu przypływało by zakosztować dobrego piwa i zabawić się na różne sposoby…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zez pewien czas furorę robiła moja pieczeń z kraba, mówię ci niebo w gębie, miałem takie tłumy,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ażdy chciał zakosztować tego arcydzieła, ale od jakiegoś czasu nikt się nie pojawia…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e jeszcze nadejdą dobre czasy, dla mnie i mojej karczmy, nawet jeśli nie tej i nie tutaj.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dne jest życie karczmarza?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im zdaniem to nie ma tak, że dobrze albo że nie dobrze. Gdybym miał powiedzieć, co cenię w życiu najbardziej, powiedziałbym, że ludzi. Ekhm...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udzi, którzy podali mi pomocną dłoń, kiedy sobie nie radziłem, kiedy byłem sam.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 co ciekawe, to właśnie przypadkowe spotkania wpływają na nasze życie.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odzi o to, że kiedy wyznaje się pewne wartości, nawet pozornie uniwersalne, bywa, że nie znajduje się zrozumienia,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tóre by tak rzec, które pomaga się nam rozwijać. Ja miałem szczęście, by tak rzec, ponieważ je znalazłem.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 dziękuję życiu. Dziękuję mu, życie to śpiew, życie to taniec, życie to miłość.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ielu ludzi pyta mnie o to samo, ale jak ty to robisz?, skąd czerpiesz tę radość?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ja odpowiadam, że to proste, to umiłowanie życia, to właśnie ono sprawia, że dzisiaj na przykład jestem karczmarzem, a jutro...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to wie, dlaczego by nie, oddam się pracy społecznej i będę ot, choćby sadzić... mar... marchew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… wracając, chcę dostać się na wyspę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ażdy czegoś chce i to jest piękne, każdy powinien mieć cel w życiu, dążyć do niego, nie poddawać się.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ła i determinacja jest w stanie poprowadzić nas do realizacji naszego marzenia.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 chętnie pomogę ci zrealizować twoje marzenia, jeśli ty pomożesz zrealizować moje.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idzisz, tak jak wcześniej mówiłem, robiłem przepyszną pieczeń z krabów, mięso z nich jest cudowne,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ałem swoją małą hodowlę na plaży, ale kraby z pokolenia na pokolenie robiły się coraz większe.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jpierw się cieszyłem, bo było więcej mięsa, ale potem urosły do takich rozmiarów,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że zaczęły stawiać opór. Jednej nocy zabiły trzech dosyć stałych bywalców…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dy reszta klientów się dowiedziała od razu zwinęła swoje tobołki i uciekła.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zczerze nigdy nie wierzyłem w teorie Darwiniusa, a tu jednak gatunek ewolucyjnie walczy o swoje.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 zabić kraby?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tak, niewyraźnie mówię? Tylko musisz uważać by zbytnio nie uszkodzić kraba, bo wtedy mięso będzie do niczego.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, ta pieczeń, te mięso, ten miodowy sos, hmm… aż zgłodniałem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może tak, zacząć uprawiać rzepę… tylko kto to będzie zbierał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Śniła mi się ostatnio karczma pełna ludzi… to były piękne czasy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o mięso, co z łodzią?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unosi się na wodzie, unosi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gę ją pożyczyć?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życzyć? Oczywiście, że nie. Jak ja potem opuszczę tę wyspę? Pewnie już tu i tak nie wrócisz, jak stąd odpłyniesz.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płynę z tobą, tylko najpierw chciałbym zjeść pieczeń.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e mam mały problem, zapomniałem, że potrzebuję miodu do mojego przepysznego sosu.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kret między innymi tkwi właśnie w świeżym miodzie. Niedaleko za górą jest mała kotlinka z kilkoma ulami.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e ostrożnie, uważaj na moje małe pszczółki, hoduje je dobrych wielu lat… znaczy od dwóch, ale zżyłem się z nimi.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aczego ty nie możesz tego zrobić?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 się muszę zająć mięsem, ale wierzę w ciebie, że dasz sobie radę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h, ta pieczeń, te mięso, ten miodowy sos, hmm… aż zgłodniałem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może tak, zacząć uprawiać rzepę… tylko kto to będzie zbierał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Śniła mi się ostatnio karczma pełna ludzi… to były piękne czasy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 już jesteś, to dobrze.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k tam moje ule, mam nadzieję, że zbytnio ich nie uszkodziłeś, nie powiedziałem w sumie jak się je otwiera, 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e to nie jest w sumie trudne, byle wioskowy głupek by sobie poradził.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e i pszczółki mają się dobrze.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uszę wierzyć ci na słowo… najważniejsze póki co jest to, że masz miód, 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ejmy nadzieję, że nie ostatni w tym sezonie… mhm… pyszności, normalnie delicje.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aproponowałbym, ale nie starczy mi na polewkę.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zyniesiesz jeszcze drewno, bo kończą mi się zapasy, chyba przesadziłem rozpalając w piecu.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będę latać z siekierą po lesie…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 nie lataj, zbierz kilka gałęzi spod drzew, w gęstwinie nieopodal mrowiska,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tóre znajduje się przy skalnych górach nieopodal plaży jest dużo leżącego drewna. Na pewno znajdziesz.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achęcam także do obejrzeć mrowisko, a właściwie mrówek w nim żyjących. 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 małe inteligentne stworzonka, lubię sobie na nie popatrzeć od czasu do czasu. 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edna mrówka idzie za drugą, jakby oznaczały sobie drogę. 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Siedzisz, patrzysz sobie i niby na początku chodzą chaotycznie,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e po jakimś czasie widzisz, że te małe skubane owady odnajdują najkrótszą drogę z mrowiska do pożywienia.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ch ci będzie, ale jeśli jeszcze coś wymyślisz, spalę cię żywcem.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okojnie, ładna pogoda, przewietrzysz się trochę, widzę w tobie brak radości z życia. Czemu się złościsz?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że nie jesteś dotleniony, nie za gorąco ci w tym kapturze i masce?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ę po drewno…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h, ta pieczeń, te mięso, ten miodowy sos, hmm… aż zgłodniałem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 może tak, zacząć uprawiać rzepę… tylko kto to będzie zbierał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Śniła mi się ostatnio karczma pełna ludzi… to były piękne czasy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 drewno.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 bardzo dobrze, wszystko już gotowe, teraz tylko upiec.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hm… pyszności, tak jak zapamiętałem, a nawet lepsze no po prostu miodzio, miód-malina, niebo w gębie, rozkosz, wyborne…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e, to jest przewyborne, rarytas, boski smak, doskonałe, rewelacyjne…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e będę taki masz, spróbuj.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, dzięki, nie mam ochoty.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e wiesz co tracisz. Mniam mniam, pyszota, palce lizać, miód w gębie, pokarm bogów, no po prostu wyśmienite.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dobra, zjedzone i najedzone, haha, teraz przydałaby się mała drzemka.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ę cierpliwość...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dobrze już, dobrze… chodź idziemy na przystań do łodzi i płyniemy.</text:p>
          </table:table-cell>
        </table:table-row>
        <table:table-row table:style-name="ro1" table:number-rows-repeated="8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Monologues_Intro.A2:Monologues_Intro.H201">
            <calcext:condition calcext:apply-style-name="Bez tytułu2" calcext:value="formula-is([$Monologues_Intro.$E2]&gt;0)" calcext:base-cell-address="Monologues_Intro.A2"/>
          </calcext:conditional-format>
          <calcext:conditional-format calcext:target-range-address="Monologues_Intro.A2:Monologues_Intro.H201">
            <calcext:condition calcext:apply-style-name="Bez tytułu3" calcext:value="formula-is([$Monologues_Intro.$E2]=0)" calcext:base-cell-address="Monologues_Intro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6:02:56.5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date>2019-02-26T16:03:30.368000000</dc:date>
    <meta:editing-duration>PT13M38S</meta:editing-duration>
    <meta:editing-cycles>6</meta:editing-cycles>
    <meta:document-statistic meta:table-count="1" meta:cell-count="952" meta:object-count="0"/>
  </office:meta>
</office:document-meta>
</file>